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faceExtensionImpl.listTypes( JClass [ ] typ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thodSignatureImpl.ge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ExtensionImpl.newInstance( JamClassLoader loader , NameSet xbeanSet , Extensionconfig . Interface intfX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ethodSignatureImpl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terfaceExtensionImpl.ge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ExtensionImpl.getStatic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ExtensionImpl.listTypes( JParameter [ ]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terfaceExtensionImpl.validateMethods( JClass interfaceJClass , JClass delegateJClass , XmlObject l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thodSignatureImpl.getInterf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ExtensionImpl.validateClass( JamClassLoader loader , String clsStr , XmlObject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ExtensionImpl.contains( String fullJava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gnatureImpl.MethodSignatureImpl( String intfName , JMethod metho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thodSignatureImpl.getParameter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ExtensionImpl.get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ExtensionImpl.emitType( JClass c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faceExtensionImpl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SignatureImpl.getExceptio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ExtensionImpl.validateJava( JamClassLoader loader , String clsStr , boolean isInterface , XmlObject loc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ethodSignatureImpl.getSignatur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terfaceExtensionImpl.getMethod( JClass cls , String name , JClass [ ] paramTyp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nterfaceExtensionImpl.validateInterface( JamClassLoader loader , String intfStr , XmlObject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gnatureImpl.equals( Object 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ethodSignature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Signatur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rfaceExtensionImpl.validateMethod( JClass interfaceJClass , JClass delegateJClass , JMethod method , XmlObject loc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7">
            <text:p text:style-name="Table_20_Contents">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